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Menlo" svg:font-family="Menlo, Monaco, Consolas, 'Couri" style:font-family-generic="system"/>
    <style:font-face style:name="Whitney SSm A" svg:font-family="'Whitney SSm A'" style:font-family-generic="system"/>
    <style:font-face style:name="inherit" svg:font-family="inherit"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Text_20_body">
      <style:text-properties fo:color="#39424e" style:font-name="Whitney SSm A"/>
    </style:style>
    <style:style style:name="P3"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Text_20_body">
      <style:paragraph-properties fo:margin-top="0.318cm" fo:margin-bottom="0.318cm" loext:contextual-spacing="false"/>
    </style:style>
    <style:style style:name="P5" style:family="paragraph" style:parent-style-name="Text_20_body">
      <style:paragraph-properties fo:margin-top="0.318cm" fo:margin-bottom="0.318cm" loext:contextual-spacing="false"/>
      <style:text-properties fo:color="#39424e" style:font-name="Whitney SSm A"/>
    </style:style>
    <style:style style:name="P6" style:family="paragraph" style:parent-style-name="Text_20_body">
      <style:paragraph-properties fo:margin-top="0cm" fo:margin-bottom="0cm" loext:contextual-spacing="false"/>
    </style:style>
    <style:style style:name="P7" style:family="paragraph" style:parent-style-name="Text_20_body">
      <style:paragraph-properties fo:margin-top="0cm" fo:margin-bottom="0cm" loext:contextual-spacing="false"/>
      <style:text-properties fo:color="#000000" style:font-name="Whitney SSm A" style:text-underline-style="solid" style:text-underline-width="auto" style:text-underline-color="font-color" style:text-underline-mode="continuous" style:text-overline-mode="continuous" style:text-line-through-mode="continuous"/>
    </style:style>
    <style:style style:name="P8" style:family="paragraph" style:parent-style-name="Preformatted_20_Text">
      <style:paragraph-properties style:line-height-at-least="0.476cm"/>
    </style:style>
    <style:style style:name="P9" style:family="paragraph" style:parent-style-name="Preformatted_20_Text">
      <style:paragraph-properties fo:margin-top="0cm" fo:margin-bottom="0.499cm" loext:contextual-spacing="false"/>
    </style:style>
    <style:style style:name="P10" style:family="paragraph" style:parent-style-name="Standard" style:master-page-name="MP0">
      <style:paragraph-properties style:page-number="auto" fo:break-before="page"/>
      <style:text-properties fo:font-size="16pt" style:font-size-asian="16pt" style:font-size-complex="16pt"/>
    </style:style>
    <style:style style:name="P11" style:family="paragraph" style:parent-style-name="Text_20_body" style:list-style-name="L4"/>
    <style:style style:name="P12" style:family="paragraph" style:parent-style-name="Text_20_body" style:list-style-name="L1">
      <style:paragraph-properties fo:margin-left="0cm" fo:margin-right="0cm" fo:margin-top="0cm" fo:margin-bottom="0cm" loext:contextual-spacing="false" fo:text-indent="0cm" style:auto-text-indent="false">
        <style:tab-stops/>
      </style:paragraph-properties>
      <style:text-properties fo:color="#39424e" style:font-name="inherit"/>
    </style:style>
    <style:style style:name="P13" style:family="paragraph" style:parent-style-name="Text_20_body" style:list-style-name="L2">
      <style:paragraph-properties fo:margin-left="0cm" fo:margin-right="0cm" fo:margin-top="0cm" fo:margin-bottom="0cm" loext:contextual-spacing="false" fo:text-indent="0cm" style:auto-text-indent="false">
        <style:tab-stops/>
      </style:paragraph-properties>
      <style:text-properties fo:color="#39424e" style:font-name="inherit"/>
    </style:style>
    <style:style style:name="P14" style:family="paragraph" style:parent-style-name="Text_20_body" style:list-style-name="L3">
      <style:paragraph-properties fo:margin-left="0cm" fo:margin-right="0cm" fo:margin-top="0cm" fo:margin-bottom="0cm" loext:contextual-spacing="false" fo:text-indent="0cm" style:auto-text-indent="false">
        <style:tab-stops/>
      </style:paragraph-properties>
      <style:text-properties fo:color="#39424e" style:font-name="inherit"/>
    </style:style>
    <style:style style:name="P15" style:family="paragraph" style:parent-style-name="Text_20_body">
      <style:paragraph-properties fo:margin-top="0cm" fo:margin-bottom="0cm" loext:contextual-spacing="false"/>
    </style:style>
    <style:style style:name="P16" style:family="paragraph" style:parent-style-name="Text_20_body" style:list-style-name="L4">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paragraph-rsid="001cc31c"/>
    </style:style>
    <style:style style:name="P18" style:family="paragraph" style:parent-style-name="Text_20_body">
      <style:paragraph-properties fo:margin-top="0.318cm" fo:margin-bottom="0.318cm" loext:contextual-spacing="false"/>
      <style:text-properties fo:color="#39424e" style:font-name="Whitney SSm A"/>
    </style:style>
    <style:style style:name="P19" style:family="paragraph" style:parent-style-name="Text_20_body">
      <style:paragraph-properties fo:margin-top="0.318cm" fo:margin-bottom="0.318cm" loext:contextual-spacing="false"/>
      <style:text-properties fo:color="#39424e" style:font-name="Whitney SSm A" officeooo:paragraph-rsid="001cc31c"/>
    </style:style>
    <style:style style:name="T1" style:family="text">
      <style:text-properties fo:color="#39424e" style:font-name="inherit"/>
    </style:style>
    <style:style style:name="T2" style:family="text">
      <style:text-properties fo:color="#39424e" style:font-name="Whitney SSm A"/>
    </style:style>
    <style:style style:name="T3" style:family="text">
      <style:text-properties fo:color="#39424e" style:font-name="Whitney SSm A"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4" style:family="text">
      <style:text-properties fo:color="#39424e" style:font-name="Whitney SSm A" fo:font-weight="normal" style:font-weight-asian="normal" style:font-weight-complex="normal"/>
    </style:style>
    <style:style style:name="T5" style:family="text">
      <style:text-properties style:font-name="inherit"/>
    </style:style>
    <style:style style:name="T6" style:family="text">
      <style:text-properties fo:color="#454c5f"/>
    </style:style>
    <style:style style:name="T7" style:family="text">
      <style:text-properties fo:color="#454c5f" style:font-name="Menlo" fo:font-size="10.5pt" style:font-size-asian="10.5pt"/>
    </style:style>
    <style:style style:name="T8" style:family="text">
      <style:text-properties fo:color="#4691f6" style:font-name="Whitney SSm A"/>
    </style:style>
    <text:list-style style:name="L1">
      <text:list-level-style-number text:level="1" style:num-suffix="." style:num-format="1">
        <style:list-level-properties text:list-level-position-and-space-mode="label-alignment">
          <style:list-level-label-alignment text:label-followed-by="listtab" fo:margin-left="0.52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margin-left="0.52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margin-left="0.52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tab/><text:tab/><text:tab/><text:tab/><text:tab/>AI Assignment#3</text:p>
      <text:p text:style-name="P1">Problem 1 --&gt;]</text:p>
      <text:p text:style-name="Standard"/>
      <text:p text:style-name="P2">AI has a lot of problems that involve searches. In this track you will learn most of the search techniques used in AI.</text:p>
      <text:p text:style-name="P5">In this game, PacMan is positioned in a grid. PacMan has to find the food using Depth First Search (DFS). Assume the grid is completely observable, perform a DFS on the grid and then print the path obtained by DFS from the PacMan to the food.</text:p>
      <text:p text:style-name="P6"><text:span text:style-name="Strong_20_Emphasis"><text:span text:style-name="T1">Input Format</text:span></text:span></text:p>
      <text:p text:style-name="P5">The first line contains 2 space separated integers which is the position of the PacMan.<text:line-break/>The second line contains 2 space separated integers which is the position of the food.<text:line-break/>The third line of the input contains 2 space separated integers indicating the size of the rows and columns respectively. The largest grid size is 30x30.</text:p>
      <text:p text:style-name="P6"><text:span text:style-name="Default_20_Paragraph_20_Font"><text:span text:style-name="T2">This is followed by </text:span></text:span><text:span text:style-name="Emphasis"><text:span text:style-name="T1">row</text:span></text:span><text:span text:style-name="Default_20_Paragraph_20_Font"><text:span text:style-name="T2">(r) lines each containing </text:span></text:span><text:span text:style-name="Emphasis"><text:span text:style-name="T1">column </text:span></text:span><text:span text:style-name="Default_20_Paragraph_20_Font"><text:span text:style-name="T2">(c) characters. A wall is represented by the character '%' ( ascii value 37 ), PacMan is represented by UpperCase alphabet 'P' ( ascii value 80 ), empty spaces which can be used by PacMan for movement is represented by the character '-' ( ascii value 45 ) and food is represented by the character '.' ( ascii value 46 )</text:span></text:span></text:p>
      <text:p text:style-name="P5">You have to mark the nodes explored while populating it into the stack and not when its expanded.</text:p>
      <text:p text:style-name="P6"><text:span text:style-name="Strong_20_Emphasis"><text:span text:style-name="T1">Note</text:span></text:span><text:span text:style-name="Default_20_Paragraph_20_Font"><text:span text:style-name="T2"><text:line-break/>+ The grid is indexed as per matrix convention<text:line-break/>+ The evaluation process follows iterative-DFS and not recursive-DFS.</text:span></text:span></text:p>
      <text:p text:style-name="P6"><text:span text:style-name="Strong_20_Emphasis"><text:span text:style-name="T1">Populating Stack</text:span></text:span></text:p>
      <text:p text:style-name="P5">In order to maintain uniformity across submissions, please follow the below mentioned order in pushing nodes to stack. If a node has all the 4 adjacent neighbors. Then,</text:p>
      <text:p text:style-name="P6"><text:span text:style-name="Strong_20_Emphasis"><text:span text:style-name="T1">UP </text:span></text:span><text:span text:style-name="Default_20_Paragraph_20_Font"><text:span text:style-name="T2">is inserted first into the stack, followed by </text:span></text:span><text:span text:style-name="Strong_20_Emphasis"><text:span text:style-name="T1">LEFT</text:span></text:span><text:span text:style-name="Default_20_Paragraph_20_Font"><text:span text:style-name="T2">, followed by </text:span></text:span><text:span text:style-name="Strong_20_Emphasis"><text:span text:style-name="T1">RIGHT </text:span></text:span><text:span text:style-name="Default_20_Paragraph_20_Font"><text:span text:style-name="T2">and then by </text:span></text:span><text:span text:style-name="Strong_20_Emphasis"><text:span text:style-name="T1">DOWN</text:span></text:span><text:span text:style-name="Default_20_Paragraph_20_Font"><text:span text:style-name="T2">.</text:span></text:span></text:p>
      <text:p text:style-name="P5">so, if (1,1) has all its neighbors not visited, (0,1), (1,0), (1,2), (2,1) then,</text:p>
      <text:list xml:id="list7144146734016272919" text:style-name="L1">
        <text:list-item>
          <text:p text:style-name="P12">(0,1) - UP is inserted first</text:p>
        </text:list-item>
        <text:list-item>
          <text:p text:style-name="P12">(1,0) - LEFT is inserted second</text:p>
        </text:list-item>
        <text:list-item>
          <text:p text:style-name="P12">(1,2) - RIGHT is inserted third</text:p>
        </text:list-item>
        <text:list-item>
          <text:p text:style-name="P12">(2,1) - DOWN is inserted fourth (on top)</text:p>
        </text:list-item>
      </text:list>
      <text:p text:style-name="P5"><text:soft-page-break/>So, (2,1) is the first to be popped from the stack.</text:p>
      <text:p text:style-name="P4"><text:span text:style-name="Strong_20_Emphasis"><text:span text:style-name="T5">Constraints</text:span></text:span></text:p>
      <text:p text:style-name="P5">1 &lt;= r,c &lt;= 40</text:p>
      <text:p text:style-name="P6"><text:span text:style-name="Strong_20_Emphasis"><text:span text:style-name="T1">Output Format</text:span></text:span></text:p>
      <text:p text:style-name="P5">Each cell in the grid is represented by its position in the grid (r,c). PacMan can move only UP, DOWN, LEFT or RIGHT. Your task is to print all the nodes that you encounter while printing DFS tree. While populating the stack, the following convention must be followed.</text:p>
      <text:p text:style-name="P8"><text:span text:style-name="Source_20_Text"><text:span text:style-name="T6"><text:s/></text:span></text:span><text:span text:style-name="Source_20_Text"><text:span text:style-name="T7">%</text:span></text:span></text:p>
      <text:p text:style-name="P8"><text:span text:style-name="Source_20_Text"><text:span text:style-name="T7">%--</text:span></text:span></text:p>
      <text:p text:style-name="P8"><text:span text:style-name="Source_20_Text"><text:span text:style-name="T6"><text:s/></text:span></text:span><text:span text:style-name="Source_20_Text"><text:span text:style-name="T7">-</text:span></text:span></text:p>
      <text:p text:style-name="P5">In the above cell, LEFT and UP are invalid moves. You can either go RIGHT or DOWN. RIGHT is pushed first followed by DOWN.</text:p>
      <text:p text:style-name="P5">Print the number of nodes explored ( a node is marked explored only when the node is popped out of the stack ) (E) in the first line. Starting from the source node, 'P' ( including it ), print all the nodes (r,c) expanded using DFS each node in a new line (r,c) until the food node is explored.</text:p>
      <text:p text:style-name="P8"><text:span text:style-name="Source_20_Text"><text:span text:style-name="T7">E</text:span></text:span></text:p>
      <text:p text:style-name="P8"><text:span text:style-name="Source_20_Text"><text:span text:style-name="T7">r c</text:span></text:span></text:p>
      <text:p text:style-name="P8"><text:span text:style-name="Source_20_Text"><text:span text:style-name="T7">r1 c1</text:span></text:span></text:p>
      <text:p text:style-name="P8"><text:span text:style-name="Source_20_Text"><text:span text:style-name="T7">....</text:span></text:span></text:p>
      <text:p text:style-name="P5">Then, print the distance 'D' between the source 'P' and the destination '.' calculated using DFS. D+1 lines follow, each line having a node encountered between 'P' and '.' both included. D+1 lines essentially representing the path between source and the destination.</text:p>
      <text:p text:style-name="P6"><text:span text:style-name="Strong_20_Emphasis"><text:span text:style-name="T1">Sample Input</text:span></text:span></text:p>
      <text:p text:style-name="P8"><text:span text:style-name="Source_20_Text"><text:span text:style-name="T7">3 9 <text:s/></text:span></text:span></text:p>
      <text:p text:style-name="P8"><text:span text:style-name="Source_20_Text"><text:span text:style-name="T7">5 1 <text:s/></text:span></text:span></text:p>
      <text:p text:style-name="P8"><text:span text:style-name="Source_20_Text"><text:span text:style-name="T7">7 20 <text:s/></text:span></text:span></text:p>
      <text:p text:style-name="P8"><text:span text:style-name="Source_20_Text"><text:span text:style-name="T7">%%%%%%%%%%%%%%%%%%%%</text:span></text:span></text:p>
      <text:p text:style-name="P8"><text:span text:style-name="Source_20_Text"><text:span text:style-name="T7">%--------------%---% <text:s/></text:span></text:span></text:p>
      <text:p text:style-name="P8"><text:span text:style-name="Source_20_Text"><text:span text:style-name="T7">%-%%-%%-%%-%%-%%-%-% <text:s/></text:span></text:span></text:p>
      <text:p text:style-name="P8"><text:span text:style-name="Source_20_Text"><text:span text:style-name="T7">%--------P-------%-% <text:s/></text:span></text:span></text:p>
      <text:p text:style-name="P8"><text:span text:style-name="Source_20_Text"><text:span text:style-name="T7">%%%%%%%%%%%%%%%%%%-% <text:s/></text:span></text:span></text:p>
      <text:p text:style-name="P8"><text:span text:style-name="Source_20_Text"><text:span text:style-name="T7">%.-----------------% <text:s/></text:span></text:span></text:p>
      <text:p text:style-name="P8"><text:span text:style-name="Source_20_Text"><text:span text:style-name="T7">%%%%%%%%%%%%%%%%%%%% <text:s/></text:span></text:span></text:p>
      <text:p text:style-name="Standard"/>
      <text:p text:style-name="Standard"><text:span text:style-name="Strong_20_Emphasis"><text:span text:style-name="T2">Sample Output</text:span></text:span></text:p>
      <text:p text:style-name="Standard"><text:a xlink:type="simple" xlink:href="https://s3.amazonaws.com/hr-filepicker/dfs.txt" office:target-frame-name="_top" xlink:show="replace" text:style-name="Internet_20_link" text:visited-style-name="Visited_20_Internet_20_Link"><text:span text:style-name="Strong_20_Emphasis"><text:span text:style-name="T3">https://s3.amazonaws.com/hr-filepicker/dfs.txt</text:span></text:span></text:a></text:p>
      <text:p text:style-name="Standard"/>
      <text:p text:style-name="Standard"><text:soft-page-break/><text:span text:style-name="Strong_20_Emphasis"><text:span text:style-name="T3">Problem 2 --&gt;</text:span></text:span></text:p>
      <text:p text:style-name="Standard"/>
      <text:p text:style-name="Text_20_body"><text:span text:style-name="Strong_20_Emphasis"><text:span text:style-name="T4">In the previous game, you performed DFS on the PacMan grid. It was seen that DFS might not always give the shortest path between the source and the destination.</text:span></text:span></text:p>
      <text:p text:style-name="P5">In this game, PacMan is positioned in a grid. PacMan has to find the food using Breadth First Search (BFS), provided the grid is completely observable, perform a BFS on the grid and then print the path obtained by BFS from the PacMan to the food.</text:p>
      <text:p text:style-name="P6"><text:span text:style-name="Strong_20_Emphasis"><text:span text:style-name="T1">Input Format</text:span></text:span></text:p>
      <text:p text:style-name="P6"><text:span text:style-name="Default_20_Paragraph_20_Font"><text:span text:style-name="T2">The first line contains 2 space separated integers which is the position of the PacMan. <text:line-break/>The second line contains 2 space separated integers which is the position of the food. <text:line-break/>The third line of the input contains 2 space separated integers. Indicating the size of the rows and columns respectively. <text:line-break/>This is followed by </text:span></text:span><text:span text:style-name="Emphasis"><text:span text:style-name="T1">row</text:span></text:span><text:span text:style-name="Default_20_Paragraph_20_Font"><text:span text:style-name="T2"> (r) lines each containing </text:span></text:span><text:span text:style-name="Emphasis"><text:span text:style-name="T1">column</text:span></text:span><text:span text:style-name="Default_20_Paragraph_20_Font"><text:span text:style-name="T2"> (c) characters. A wall is represented by the character '%' ( ascii value 37 ), PacMan is represented by UpperCase alphabet 'P' ( ascii value 80 ), empty spaces which can be used by PacMan for movement is represented by the character '-' ( ascii value 45 ) and food is represented by the character '.' ( ascii value 46 )</text:span></text:span></text:p>
      <text:p text:style-name="P5">The top left of the grid is indexed (0,0) and the bottom right of the grid is indexed (r-1,c-1)</text:p>
      <text:p text:style-name="P6"><text:span text:style-name="Default_20_Paragraph_20_Font"><text:span text:style-name="T2">The grid is indexed as per</text:span></text:span><text:span text:style-name="Default_20_Paragraph_20_Font"><text:span text:style-name="T8"> matrix convention</text:span></text:span></text:p>
      <text:p text:style-name="P6"><text:span text:style-name="Strong_20_Emphasis"><text:span text:style-name="T1">Populating Queue</text:span></text:span></text:p>
      <text:p text:style-name="P5">In order to maintain uniformity across submissions, please follow the below mentioned order in pushing nodes to queue. If a node has all the 4 adjacent neighbors. Then,</text:p>
      <text:list xml:id="list3958647190831485025" text:style-name="L2">
        <text:list-item>
          <text:p text:style-name="P13">UP</text:p>
        </text:list-item>
        <text:list-item>
          <text:p text:style-name="P13">LEFT</text:p>
        </text:list-item>
        <text:list-item>
          <text:p text:style-name="P13">RIGHT</text:p>
        </text:list-item>
        <text:list-item>
          <text:p text:style-name="P13">DOWN</text:p>
        </text:list-item>
      </text:list>
      <text:p text:style-name="P6"><text:span text:style-name="Strong_20_Emphasis"><text:span text:style-name="T1">UP </text:span></text:span><text:span text:style-name="Default_20_Paragraph_20_Font"><text:span text:style-name="T2">goes first into the queue, followed by </text:span></text:span><text:span text:style-name="Strong_20_Emphasis"><text:span text:style-name="T1">LEFT</text:span></text:span><text:span text:style-name="Default_20_Paragraph_20_Font"><text:span text:style-name="T2">, followed by </text:span></text:span><text:span text:style-name="Strong_20_Emphasis"><text:span text:style-name="T1">RIGHT </text:span></text:span><text:span text:style-name="Default_20_Paragraph_20_Font"><text:span text:style-name="T2">and then by </text:span></text:span><text:span text:style-name="Strong_20_Emphasis"><text:span text:style-name="T1">DOWN</text:span></text:span><text:span text:style-name="Default_20_Paragraph_20_Font"><text:span text:style-name="T2">.</text:span></text:span></text:p>
      <text:p text:style-name="P5">so, if (1,1) has all its neighbors not visited, (0,1), (1,0), (1,2), (2,1) then,</text:p>
      <text:list xml:id="list727211798135573534" text:style-name="L3">
        <text:list-item>
          <text:p text:style-name="P14">(0,1) - UP</text:p>
        </text:list-item>
        <text:list-item>
          <text:p text:style-name="P14">(1,0) - LEFT</text:p>
        </text:list-item>
        <text:list-item>
          <text:p text:style-name="P14">(1,2) - RIGHT</text:p>
        </text:list-item>
        <text:list-item>
          <text:p text:style-name="P14">(2,1) - DOWN</text:p>
        </text:list-item>
      </text:list>
      <text:p text:style-name="P5"><text:soft-page-break/>So, (0,1) is the first to be popped from the queue.</text:p>
      <text:p text:style-name="P6"><text:span text:style-name="Strong_20_Emphasis"><text:span text:style-name="T1">Output Format</text:span></text:span></text:p>
      <text:p text:style-name="P5">Each cell in the grid is represented by its position in the grid (r,c). PacMan can move only UP, DOWN, LEFT or RIGHT. Your task is to print all the nodes that you encounter while printing BFS tree. While populating the queue, the following convention must be followed.</text:p>
      <text:p text:style-name="P8"><text:span text:style-name="Source_20_Text"><text:span text:style-name="T6"><text:s/></text:span></text:span><text:span text:style-name="Source_20_Text"><text:span text:style-name="T7">%</text:span></text:span></text:p>
      <text:p text:style-name="P8"><text:span text:style-name="Source_20_Text"><text:span text:style-name="T7">%--</text:span></text:span></text:p>
      <text:p text:style-name="P8"><text:span text:style-name="Source_20_Text"><text:span text:style-name="T6"><text:s/></text:span></text:span><text:span text:style-name="Source_20_Text"><text:span text:style-name="T7">-</text:span></text:span></text:p>
      <text:p text:style-name="P5">In the above cell, LEFT and UP are invalid moves. You can either go RIGHT or DOWN. RIGHT is populated first followed by DOWN. i.e., populate the queue UP, LEFT, RIGHT and DOWN order so that UP gets popped first from the queue.</text:p>
      <text:p text:style-name="P5">Print N, saying N nodes are expanded using BFS. In the next line, Starting from the source node 'P' ( including it ), print all the nodes (r,c) expanded using BFS each node in a new line (r,c) until the food node is expanded.</text:p>
      <text:p text:style-name="P8"><text:span text:style-name="Source_20_Text"><text:span text:style-name="T7">N</text:span></text:span></text:p>
      <text:p text:style-name="P8"><text:span text:style-name="Source_20_Text"><text:span text:style-name="T7">r c</text:span></text:span></text:p>
      <text:p text:style-name="P8"><text:span text:style-name="Source_20_Text"><text:span text:style-name="T7">r1 c1</text:span></text:span></text:p>
      <text:p text:style-name="P8"><text:span text:style-name="Source_20_Text"><text:span text:style-name="T7">....</text:span></text:span></text:p>
      <text:p text:style-name="P5">Then, print the distance 'D' between the source 'P' and the destination '.' calculated using BFS. D+1 lines follow, each line having a node encountered between 'P' and '.' both included. D+1 lines essentially representing the path between source and the destination.</text:p>
      <text:p text:style-name="P6"><text:span text:style-name="Strong_20_Emphasis"><text:span text:style-name="T1">Sample Input</text:span></text:span></text:p>
      <text:p text:style-name="P8"><text:span text:style-name="Source_20_Text"><text:span text:style-name="T7">3 9</text:span></text:span></text:p>
      <text:p text:style-name="P8"><text:span text:style-name="Source_20_Text"><text:span text:style-name="T7">5 1</text:span></text:span></text:p>
      <text:p text:style-name="P8"><text:span text:style-name="Source_20_Text"><text:span text:style-name="T7">7 20</text:span></text:span></text:p>
      <text:p text:style-name="P8"><text:span text:style-name="Source_20_Text"><text:span text:style-name="T7">%%%%%%%%%%%%%%%%%%%%</text:span></text:span></text:p>
      <text:p text:style-name="P8"><text:span text:style-name="Source_20_Text"><text:span text:style-name="T7">%--------------%---%</text:span></text:span></text:p>
      <text:p text:style-name="P8"><text:span text:style-name="Source_20_Text"><text:span text:style-name="T7">%-%%-%%-%%-%%-%%-%-%</text:span></text:span></text:p>
      <text:p text:style-name="P8"><text:span text:style-name="Source_20_Text"><text:span text:style-name="T7">%--------P-------%-%</text:span></text:span></text:p>
      <text:p text:style-name="P8"><text:span text:style-name="Source_20_Text"><text:span text:style-name="T7">%%%%%%%%%%%%%%%%%%-%</text:span></text:span></text:p>
      <text:p text:style-name="P8"><text:span text:style-name="Source_20_Text"><text:span text:style-name="T7">%.-----------------%</text:span></text:span></text:p>
      <text:p text:style-name="P8"><text:span text:style-name="Source_20_Text"><text:span text:style-name="T7">%%%%%%%%%%%%%%%%%%%%</text:span></text:span></text:p>
      <text:p text:style-name="P6"/>
      <text:p text:style-name="P6"><text:span text:style-name="Strong_20_Emphasis"><text:span text:style-name="T1">Sample Output</text:span></text:span></text:p>
      <text:p text:style-name="P7">https://s3.amazonaws.com/hr-filepicker/bfs.txt</text:p>
      <text:p text:style-name="P5">In this example, PacMan is at the position (3,9) and the food is at the position (5,1). BFS tree is printed starting from (3,9) until the food node is expanded. The BFS path length between (3,9) and (5,1) is 32. All the nodes encountered between (3,9) and (5,1) both included is printed in the next 33 lines.</text:p>
      <text:p text:style-name="P6"><text:soft-page-break/><text:span text:style-name="Strong_20_Emphasis"><text:span text:style-name="T1">Task</text:span></text:span></text:p>
      <text:p text:style-name="P5">Your task is to complete the function nextMove that takes in r,c as the grid size, pacman_r and pacman_c which is the position of Pacman and food_r and food_c as the position of food and the grid as input and print the output in the required format.</text:p>
      <text:p text:style-name="P5"/>
      <text:p text:style-name="P5"/>
      <text:p text:style-name="Standard"><text:span text:style-name="Strong_20_Emphasis"><text:span text:style-name="T3">Problem 3 --&gt;</text:span></text:span></text:p>
      <text:p text:style-name="Standard"/>
      <text:p text:style-name="Text_20_body"><text:span text:style-name="Strong_20_Emphasis"><text:span text:style-name="T3">In the previous game, you performed UCS on the PacMan grid. In this game we use AStar algorithm to reduce the nodes expanded using search using a simple yet efficient heuristic.</text:span></text:span></text:p>
      <text:p text:style-name="Text_20_body">AStar on graphs uses the following function</text:p>
      <text:p text:style-name="P9"><text:span text:style-name="Source_20_Text">cost = d(s,c) + h(c)</text:span></text:p>
      <text:p text:style-name="Text_20_body">where s is the source node, c is the node currently expanded and h(c) is the estimation of the cost to reach from c to the destination ( food ).</text:p>
      <text:p text:style-name="Text_20_body">In this game, we use manhattan heuristic as an estimate. Given two nodes (r,c) and (r1,c1). The manhattan heuristic is the manhattan distance between the two nodes and is given by</text:p>
      <text:p text:style-name="P9"><text:span text:style-name="Source_20_Text">|r1 - r | + |c1 - c|</text:span></text:p>
      <text:p text:style-name="Text_20_body"><text:span text:style-name="Strong_20_Emphasis">Input Format</text:span></text:p>
      <text:p text:style-name="Text_20_body">The first line contains 2 space separated integers which is the position of the PacMan. <text:line-break/>The second line contains 2 space separated integers which is the position of the food. <text:line-break/>The third line of the input contains 2 space separated integers. Indicating the size of the rows and columns respectively. <text:line-break/>This is followed by <text:span text:style-name="Emphasis">row</text:span> (r) lines each containing <text:span text:style-name="Emphasis">column</text:span> (c) characters. A wall is represented by the character '%' ( ascii value 37 ), PacMan is represented by UpperCase alphabet 'P' ( ascii value 80 ), empty spaces which can be used by PacMan for movement is represented by the character '-' ( ascii value 45 ) and food is represented by the character '.' ( ascii value 46 )</text:p>
      <text:p text:style-name="Text_20_body">The top left of the grid is indexed (0,0) and the bottom right of the grid is indexed (r-1,c-1)</text:p>
      <text:p text:style-name="Text_20_body">The grid is indexed as per <text:a xlink:type="simple" xlink:href="https://www.hackerrank.com/scoring/board-convention" office:target-frame-name="_top" xlink:show="replace" text:style-name="Internet_20_link" text:visited-style-name="Visited_20_Internet_20_Link">matrix convention</text:a></text:p>
      <text:p text:style-name="Text_20_body">For the sake of uniformity across all codes, cost to reach a neighboring node</text:p>
      <text:list xml:id="list221334193849133045" text:style-name="L4">
        <text:list-item>
          <text:p text:style-name="P16">0 if a food is present.</text:p>
        </text:list-item>
        <text:list-item>
          <text:p text:style-name="P11">1 otherwise.</text:p>
        </text:list-item>
      </text:list>
      <text:p text:style-name="Text_20_body"><text:span text:style-name="Strong_20_Emphasis">Output Format</text:span></text:p>
      <text:p text:style-name="Text_20_body"><text:soft-page-break/>Each cell in the grid is represented by its position in the grid (x,y). PacMan can move only UP, DOWN, LEFT or RIGHT. Your task is to print all the nodes in the shortest path calculated using Astar search between Pacman and Food.</text:p>
      <text:p text:style-name="Preformatted_20_Text"><text:span text:style-name="Source_20_Text"><text:s/>%</text:span></text:p>
      <text:p text:style-name="Preformatted_20_Text"><text:span text:style-name="Source_20_Text">%--</text:span></text:p>
      <text:p text:style-name="P9"><text:span text:style-name="Source_20_Text"><text:s/>-</text:span></text:p>
      <text:p text:style-name="Text_20_body">In the above cell, LEFT and UP are invalid moves. You can either go RIGHT or DOWN. RIGHT is populated first followed by DOWN. i.e., populate the queue UP, LEFT, RIGHT and DOWN order so that UP gets popped first from the queue.</text:p>
      <text:p text:style-name="Text_20_body">Print the distance 'D' between the source 'P' and the destination '.' calculated using Astar. D+1 lines follow, each line having a node encountered between 'P' and '.' both included. D+1 lines essentially representing the path between source and the destination.</text:p>
      <text:p text:style-name="Text_20_body"><text:span text:style-name="Strong_20_Emphasis">Sample Input</text:span></text:p>
      <text:p text:style-name="Preformatted_20_Text"><text:span text:style-name="Source_20_Text">35 35</text:span></text:p>
      <text:p text:style-name="Preformatted_20_Text"><text:span text:style-name="Source_20_Text">35 1</text:span></text:p>
      <text:p text:style-name="Preformatted_20_Text"><text:span text:style-name="Source_20_Text">37 37</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P%</text:span></text:p>
      <text:p text:style-name="P9"><text:span text:style-name="Source_20_Text">%%%%%%%%%%%%%%%%%%%%%%%%%%%%%%%%%%%%%</text:span></text:p>
      <text:p text:style-name="Text_20_body"/>
      <text:p text:style-name="Text_20_body"><text:soft-page-break/><text:span text:style-name="Strong_20_Emphasis">Sample Output</text:span></text:p>
      <text:p text:style-name="P3">https://s3.amazonaws.com/hr-filepicker/astar.txt</text:p>
      <text:p text:style-name="Text_20_body">In this example, PacMan is at the position (35,35) and the food is at the position (35,1). The AStar path length between (35,35) and (35,1) is 210. All the nodes encountered between (35,35) and (35,1) both included is printed in the next 211 lin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Menlo" svg:font-family="Menlo, Monaco, Consolas, 'Couri" style:font-family-generic="system"/>
    <style:font-face style:name="Whitney SSm A" svg:font-family="'Whitney SSm A'" style:font-family-generic="system"/>
    <style:font-face style:name="inherit" svg:font-family="inherit"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iiita</meta:initial-creator>
    <dc:creator>iiita</dc:creator>
    <meta:creation-date>2017-08-29T03:16:00Z</meta:creation-date>
    <dc:date>2017-08-29T03:16:00Z</dc:date>
    <meta:editing-cycles>2</meta:editing-cycles>
    <meta:editing-duration>PT0S</meta:editing-duration>
    <meta:document-statistic meta:table-count="0" meta:image-count="0" meta:object-count="0" meta:page-count="7" meta:paragraph-count="158" meta:word-count="1791" meta:character-count="10619" meta:non-whitespace-character-count="9060"/>
    <meta:template xlink:type="simple" xlink:actuate="onRequest" xlink:title="" xlink:href="Normal.dotm"/>
  </office:meta>
</office:document-meta>
</file>